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rue state</text:p>
          </table:table-cell>
          <table:table-cell office:value-type="string" calcext:value-type="string">
            <text:p>final belief stat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  <table:table-cell office:value-type="string" calcext:value-type="string">
            <text:p>discounted rewar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73289" calcext:value-type="float">
            <text:p>6.732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73289" calcext:value-type="float">
            <text:p>6.732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665561" calcext:value-type="float">
            <text:p>5.66556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665561" calcext:value-type="float">
            <text:p>5.66556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27188" calcext:value-type="float">
            <text:p>2.52718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562816" calcext:value-type="float">
            <text:p>3.56281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11" calcext:value-type="float">
            <text:p>7.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10:31:51.573929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07:10:35.426818584</meta:creation-date>
    <dc:date>2020-11-02T13:05:51.299664141</dc:date>
    <meta:editing-duration>PT49M35S</meta:editing-duration>
    <meta:editing-cycles>3</meta:editing-cycles>
    <meta:generator>LibreOffice/6.0.7.3$Linux_X86_64 LibreOffice_project/00m0$Build-3</meta:generator>
    <meta:document-statistic meta:table-count="1" meta:cell-count="246" meta:object-count="0"/>
  </office:meta>
</office:document-meta>
</file>